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482cm"/>
    </style:style>
    <style:style style:name="co2" style:family="table-column">
      <style:table-column-properties fo:break-before="auto" style:column-width="5.366cm"/>
    </style:style>
    <style:style style:name="co3" style:family="table-column">
      <style:table-column-properties fo:break-before="auto" style:column-width="9.098cm"/>
    </style:style>
    <style:style style:name="co4" style:family="table-column">
      <style:table-column-properties fo:break-before="auto" style:column-width="7.98cm"/>
    </style:style>
    <style:style style:name="co5" style:family="table-column">
      <style:table-column-properties fo:break-before="auto" style:column-width="4.0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ODOLIST TSINJ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m de champ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src (tabl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me (nom de champs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pars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onction select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lias de champ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ias de tab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nction getValueObjectFromString(String , Domain d)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ev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onction EvalSelect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valByAliasChamp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valByAliasTable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stoquage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sonlin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jsonline (relation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sonline (metadata)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onction inser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ring condi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ring value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onction update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ring condit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ring value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ltération de table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-ajouter un champ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-modifier un champ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-modifier le nom du champ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modifier la définition d’un champ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surdefinir le champ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tructure donnée :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lectReques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-champselection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-FromOrigi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-OrginCell[]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-realtabl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selectReques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-JointureOrigin extends FromOrgin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-Option(tableorigin) extends FromORgi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6T08:57:10.458713017</meta:creation-date>
    <dc:date>2025-12-16T09:41:17.530305291</dc:date>
    <meta:editing-duration>PT5M16S</meta:editing-duration>
    <meta:editing-cycles>1</meta:editing-cycles>
    <meta:document-statistic meta:table-count="1" meta:cell-count="39" meta:object-count="0"/>
    <meta:generator>LibreOffice/25.8.3.2$Linux_X86_64 LibreOffice_project/580$Build-2</meta:generator>
  </office:meta>
</office:document-meta>
</file>